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DejaVu Serif" svg:font-family="'DejaVu Serif'" style:font-family-generic="roman"/>
    <style:font-face style:name="Noto Mono" svg:font-family="'Noto Mon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paragraph-rsid="00075755" style:font-size-asian="12pt" style:font-size-complex="12pt"/>
    </style:style>
    <style:style style:name="P3" style:family="paragraph" style:parent-style-name="Text_20_body">
      <style:text-properties fo:font-size="12pt" officeooo:rsid="0007f47d" officeooo:paragraph-rsid="0007f47d" style:font-size-asian="12pt" style:font-size-complex="12pt"/>
    </style:style>
    <style:style style:name="P4" style:family="paragraph" style:parent-style-name="Text_20_body">
      <style:text-properties officeooo:paragraph-rsid="00075755"/>
    </style:style>
    <style:style style:name="P5" style:family="paragraph" style:parent-style-name="Text_20_body">
      <style:paragraph-properties fo:padding="0.049cm" fo:border="0.06pt solid #000000"/>
      <style:text-properties style:font-name="Noto Mono" fo:font-size="12pt" officeooo:paragraph-rsid="00075755" style:font-size-asian="12pt" style:font-size-complex="12pt"/>
    </style:style>
    <style:style style:name="P6" style:family="paragraph" style:parent-style-name="Footer">
      <style:text-properties officeooo:rsid="000af937" officeooo:paragraph-rsid="000af937"/>
    </style:style>
    <style:style style:name="P7" style:family="paragraph" style:parent-style-name="Heading_20_1">
      <style:paragraph-properties fo:text-align="center" style:justify-single-word="false"/>
    </style:style>
    <style:style style:name="P8" style:family="paragraph" style:parent-style-name="Heading_20_2">
      <style:text-properties officeooo:paragraph-rsid="00111076"/>
    </style:style>
    <style:style style:name="P9" style:family="paragraph" style:parent-style-name="Heading_20_2">
      <style:text-properties style:font-name="Liberation Sans" fo:font-size="16pt" officeooo:rsid="001170b1" officeooo:paragraph-rsid="001170b1" style:font-size-asian="16pt" style:font-size-complex="16p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officeooo:paragraph-rsid="00111076"/>
    </style:style>
    <style:style style:name="P12" style:family="paragraph" style:parent-style-name="Text_20_body">
      <style:text-properties style:font-name="sans-serif"/>
    </style:style>
    <style:style style:name="P13" style:family="paragraph" style:parent-style-name="Text_20_body">
      <style:paragraph-properties fo:text-align="center" style:justify-single-word="false"/>
      <style:text-properties style:font-name="sans-serif"/>
    </style:style>
    <style:style style:name="P14" style:family="paragraph" style:parent-style-name="Text_20_body">
      <style:text-properties style:font-name="sans-serif" fo:font-size="12pt" style:font-size-asian="12pt" style:font-size-complex="12pt"/>
    </style:style>
    <style:style style:name="P15" style:family="paragraph" style:parent-style-name="Text_20_body">
      <style:text-properties style:font-name="sans-serif" fo:font-size="12pt" officeooo:paragraph-rsid="0006598f" style:font-size-asian="12pt" style:font-size-complex="12pt"/>
    </style:style>
    <style:style style:name="P16" style:family="paragraph" style:parent-style-name="Text_20_body" style:list-style-name="L1">
      <style:text-properties style:font-name="sans-serif" fo:font-size="12pt" officeooo:paragraph-rsid="0006598f" style:font-size-asian="12pt" style:font-size-complex="12pt"/>
    </style:style>
    <style:style style:name="P17" style:family="paragraph" style:parent-style-name="Text_20_body">
      <style:text-properties style:font-name="sans-serif" fo:font-size="12pt" officeooo:paragraph-rsid="00075755" style:font-size-asian="12pt" style:font-size-complex="12pt"/>
    </style:style>
    <style:style style:name="P18" style:family="paragraph" style:parent-style-name="Text_20_body">
      <style:text-properties style:font-name="sans-serif" fo:font-size="12pt" officeooo:rsid="0007f47d" officeooo:paragraph-rsid="0007f47d" style:font-size-asian="12pt" style:font-size-complex="12pt"/>
    </style:style>
    <style:style style:name="P19" style:family="paragraph" style:parent-style-name="Text_20_body">
      <style:text-properties style:font-name="sans-serif" fo:font-size="12pt" officeooo:paragraph-rsid="00111076" style:font-size-asian="12pt" style:font-size-complex="12pt"/>
    </style:style>
    <style:style style:name="P20" style:family="paragraph" style:parent-style-name="Text_20_body">
      <style:text-properties style:font-name="sans-serif" fo:font-size="12pt" style:text-underline-style="solid" style:text-underline-width="auto" style:text-underline-color="font-color" style:font-size-asian="12pt" style:font-size-complex="12pt"/>
    </style:style>
    <style:style style:name="P21" style:family="paragraph" style:parent-style-name="Text_20_body">
      <style:text-properties style:font-name="sans-serif" fo:font-size="13.5pt"/>
    </style:style>
    <style:style style:name="P22" style:family="paragraph" style:parent-style-name="Text_20_body">
      <style:text-properties style:font-name="sans-serif" fo:font-size="13.5pt" officeooo:paragraph-rsid="00075755"/>
    </style:style>
    <style:style style:name="P23" style:family="paragraph" style:parent-style-name="Text_20_body">
      <style:text-properties style:font-name="sans-serif" fo:font-size="13.5pt" officeooo:paragraph-rsid="00111076"/>
    </style:style>
    <style:style style:name="P24" style:family="paragraph" style:parent-style-name="Text_20_body" style:list-style-name="L1">
      <style:text-properties officeooo:paragraph-rsid="0006598f"/>
    </style:style>
    <style:style style:name="P25" style:family="paragraph" style:parent-style-name="Text_20_body">
      <style:text-properties style:font-name="monospace" fo:font-size="12pt" officeooo:rsid="0007f47d" officeooo:paragraph-rsid="0007f47d" style:font-size-asian="12pt" style:font-size-complex="12pt"/>
    </style:style>
    <style:style style:name="P26" style:family="paragraph" style:parent-style-name="Text_20_body">
      <style:text-properties style:font-name="monospace" fo:font-size="12pt" officeooo:rsid="0007f47d" officeooo:paragraph-rsid="00111076" style:font-size-asian="12pt" style:font-size-complex="12pt"/>
    </style:style>
    <style:style style:name="P27" style:family="paragraph" style:parent-style-name="Text_20_body">
      <style:text-properties style:font-name="FreeMono" fo:font-size="12pt" officeooo:rsid="000db4c3" officeooo:paragraph-rsid="00111076" style:font-size-asian="12pt" style:font-size-complex="12pt"/>
    </style:style>
    <style:style style:name="P28" style:family="paragraph" style:parent-style-name="Text_20_body">
      <style:text-properties style:font-name="FreeMono" fo:font-size="12pt" officeooo:paragraph-rsid="00111076" style:font-size-asian="12pt" style:font-size-complex="12pt"/>
    </style:style>
    <style:style style:name="P29" style:family="paragraph" style:parent-style-name="Text_20_body">
      <style:text-properties fo:font-size="12pt" style:font-size-asian="12pt" style:font-size-complex="12pt"/>
    </style:style>
    <style:style style:name="P30" style:family="paragraph" style:parent-style-name="Text_20_body" style:list-style-name="">
      <style:text-properties fo:font-size="12pt" style:font-size-asian="12pt" style:font-size-complex="12pt"/>
    </style:style>
    <style:style style:name="P31" style:family="paragraph" style:parent-style-name="Text_20_body">
      <style:text-properties fo:font-size="12pt" officeooo:paragraph-rsid="000f3f41" style:font-size-asian="12pt" style:font-size-complex="12pt"/>
    </style:style>
    <style:style style:name="P32" style:family="paragraph" style:parent-style-name="Text_20_body">
      <style:text-properties fo:font-size="12pt" officeooo:paragraph-rsid="001170b1" style:font-size-asian="12pt" style:font-size-complex="12pt"/>
    </style:style>
    <style:style style:name="P33" style:family="paragraph" style:parent-style-name="Text_20_body">
      <style:text-properties officeooo:paragraph-rsid="000f3f41"/>
    </style:style>
    <style:style style:name="P34" style:family="paragraph" style:parent-style-name="Text_20_body">
      <style:text-properties style:font-name="Noto Mono" fo:font-size="12pt" style:font-size-asian="12pt" style:font-size-complex="12pt"/>
    </style:style>
    <style:style style:name="P35" style:family="paragraph" style:parent-style-name="Text_20_body">
      <style:text-properties style:font-name="Noto Mono" fo:font-size="12pt" officeooo:paragraph-rsid="000f3f41" style:font-size-asian="12pt" style:font-size-complex="12pt"/>
    </style:style>
    <style:style style:name="P36" style:family="paragraph" style:parent-style-name="Text_20_body">
      <style:text-properties style:font-name="Noto Mono" fo:font-size="12pt" officeooo:rsid="001170b1" officeooo:paragraph-rsid="001170b1" style:font-size-asian="12pt" style:font-size-complex="12pt"/>
    </style:style>
    <style:style style:name="P37" style:family="paragraph" style:parent-style-name="Text_20_body">
      <style:text-properties style:font-name="Noto Mono" fo:font-size="12pt" fo:background-color="transparent" style:font-size-asian="12pt" style:font-size-complex="12pt"/>
    </style:style>
    <style:style style:name="P38" style:family="paragraph" style:parent-style-name="Text_20_body">
      <style:text-properties officeooo:rsid="001170b1" officeooo:paragraph-rsid="001170b1"/>
    </style:style>
    <style:style style:name="P39" style:family="paragraph" style:parent-style-name="Text_20_body">
      <style:text-properties officeooo:paragraph-rsid="001170b1"/>
    </style:style>
    <style:style style:name="P40" style:family="paragraph" style:parent-style-name="Text_20_body">
      <style:paragraph-properties fo:padding="0.049cm" fo:border="0.06pt solid #000000"/>
    </style:style>
    <style:style style:name="P41" style:family="paragraph" style:parent-style-name="Text_20_body">
      <style:paragraph-properties fo:padding="0.049cm" fo:border="0.06pt solid #000000"/>
      <style:text-properties style:font-name="sans-serif" fo:font-size="12pt" officeooo:rsid="0007f47d" officeooo:paragraph-rsid="0007f47d" style:font-size-asian="12pt" style:font-size-complex="12pt"/>
    </style:style>
    <style:style style:name="P42" style:family="paragraph" style:parent-style-name="Text_20_body">
      <style:paragraph-properties fo:padding="0.049cm" fo:border="0.06pt solid #000000"/>
      <style:text-properties style:font-name="monospace" fo:font-size="12pt" officeooo:rsid="0007f47d" officeooo:paragraph-rsid="0007f47d" style:font-size-asian="12pt" style:font-size-complex="12pt"/>
    </style:style>
    <style:style style:name="P43" style:family="paragraph" style:parent-style-name="Text_20_body">
      <style:paragraph-properties fo:padding="0.049cm" fo:border="0.06pt solid #000000"/>
      <style:text-properties style:font-name="FreeMono" fo:font-size="12pt" officeooo:paragraph-rsid="00111076" style:font-size-asian="12pt" style:font-size-complex="12pt"/>
    </style:style>
    <style:style style:name="P44" style:family="paragraph" style:parent-style-name="Text_20_body">
      <style:paragraph-properties fo:padding="0.049cm" fo:border="0.06pt solid #000000"/>
      <style:text-properties officeooo:paragraph-rsid="000f3f41"/>
    </style:style>
    <style:style style:name="P45" style:family="paragraph" style:parent-style-name="Text_20_body">
      <style:paragraph-properties fo:padding="0.049cm" fo:border="0.06pt solid #000000"/>
      <style:text-properties style:font-name="Noto Mono" fo:font-size="12pt" officeooo:paragraph-rsid="000f3f41" style:font-size-asian="12pt" style:font-size-complex="12pt"/>
    </style:style>
    <style:style style:name="P46" style:family="paragraph" style:parent-style-name="Text_20_body">
      <style:paragraph-properties fo:padding="0.049cm" fo:border="0.06pt solid #000000"/>
      <style:text-properties style:font-name="Noto Mono" fo:font-size="12pt" officeooo:paragraph-rsid="00151935" style:font-size-asian="12pt" style:font-size-complex="12pt"/>
    </style:style>
    <style:style style:name="P47" style:family="paragraph" style:parent-style-name="Text_20_body">
      <style:paragraph-properties fo:padding="0.049cm" fo:border="0.06pt solid #000000"/>
      <style:text-properties style:font-name="Noto Mono" fo:font-size="12pt" officeooo:paragraph-rsid="00151935" fo:background-color="#ffff00" style:font-size-asian="12pt" style:font-size-complex="12pt"/>
    </style:style>
    <style:style style:name="P48" style:family="paragraph" style:parent-style-name="Text_20_body">
      <style:paragraph-properties fo:padding="0.049cm" fo:border="0.06pt solid #000000"/>
      <style:text-properties style:font-name="Noto Mono" fo:font-size="12pt" fo:background-color="transparent" style:font-size-asian="12pt" style:font-size-complex="12pt"/>
    </style:style>
    <style:style style:name="P49" style:family="paragraph" style:parent-style-name="Text_20_body">
      <style:paragraph-properties fo:padding="0.049cm" fo:border="0.06pt solid #000000"/>
      <style:text-properties officeooo:paragraph-rsid="001170b1"/>
    </style:style>
    <style:style style:name="T1" style:family="text">
      <style:text-properties style:font-name="sans-serif"/>
    </style:style>
    <style:style style:name="T2" style:family="text">
      <style:text-properties style:font-name="sans-serif" fo:font-size="13.5pt"/>
    </style:style>
    <style:style style:name="T3" style:family="text">
      <style:text-properties style:font-name="sans-serif" fo:font-size="13.5pt" style:font-size-asian="12pt" style:font-size-complex="12pt"/>
    </style:style>
    <style:style style:name="T4" style:family="text">
      <style:text-properties style:font-name="sans-serif" fo:font-size="13.5pt" officeooo:rsid="000f3f41" style:font-size-asian="12pt" style:font-size-complex="12pt"/>
    </style:style>
    <style:style style:name="T5" style:family="text">
      <style:text-properties style:font-name="sans-serif" fo:font-size="13.5pt" officeooo:rsid="001170b1" style:font-size-asian="12pt" style:font-size-complex="12pt"/>
    </style:style>
    <style:style style:name="T6" style:family="text">
      <style:text-properties style:font-name="sans-serif" fo:font-size="13.5pt" officeooo:rsid="000f3f41" fo:background-color="#ffff00" loext:char-shading-value="0" style:font-size-asian="12pt" style:font-size-complex="12pt"/>
    </style:style>
    <style:style style:name="T7" style:family="text">
      <style:text-properties style:font-name="sans-serif" fo:font-size="13.5pt" officeooo:rsid="001170b1"/>
    </style:style>
    <style:style style:name="T8" style:family="text">
      <style:text-properties style:font-name="sans-serif" fo:font-size="13.5pt" officeooo:rsid="001611e8"/>
    </style:style>
    <style:style style:name="T9" style:family="text">
      <style:text-properties style:font-name="sans-serif" officeooo:rsid="0006598f"/>
    </style:style>
    <style:style style:name="T10" style:family="text">
      <style:text-properties style:font-name="sans-serif" fo:font-size="12pt" style:font-size-asian="12pt" style:font-size-complex="12pt"/>
    </style:style>
    <style:style style:name="T11" style:family="text">
      <style:text-properties style:font-name="sans-serif" fo:font-size="12pt" officeooo:rsid="0006598f" style:font-size-asian="12pt" style:font-size-complex="12pt"/>
    </style:style>
    <style:style style:name="T12" style:family="text">
      <style:text-properties style:font-name="sans-serif" fo:font-size="12pt" officeooo:rsid="000db4c3" style:font-size-asian="12pt" style:font-size-complex="12pt"/>
    </style:style>
    <style:style style:name="T13" style:family="text">
      <style:text-properties style:font-name="sans-serif" fo:font-size="12pt" officeooo:rsid="001170b1" style:font-size-asian="12pt" style:font-size-complex="12pt"/>
    </style:style>
    <style:style style:name="T14" style:family="text">
      <style:text-properties style:font-name="sans-serif" fo:font-size="12pt" officeooo:rsid="0013b911" style:font-size-asian="12pt" style:font-size-complex="12pt"/>
    </style:style>
    <style:style style:name="T15" style:family="text">
      <style:text-properties style:font-name="sans-serif" fo:font-size="10.5pt"/>
    </style:style>
    <style:style style:name="T16" style:family="text">
      <style:text-properties style:font-name="sans-serif" style:text-underline-style="solid" style:text-underline-width="auto" style:text-underline-color="font-color"/>
    </style:style>
    <style:style style:name="T17" style:family="text">
      <style:text-properties style:font-name="sans-serif" officeooo:rsid="00075755"/>
    </style:style>
    <style:style style:name="T18" style:family="text">
      <style:text-properties style:font-name="sans-serif" officeooo:rsid="00077844"/>
    </style:style>
    <style:style style:name="T19" style:family="text">
      <style:text-properties style:font-name="sans-serif" fo:font-weight="bold" style:font-weight-asian="bold" style:font-weight-complex="bold"/>
    </style:style>
    <style:style style:name="T20" style:family="text">
      <style:text-properties style:font-name="sans-serif" fo:font-weight="bold" officeooo:rsid="0006598f" style:font-weight-asian="bold" style:font-weight-complex="bold"/>
    </style:style>
    <style:style style:name="T21" style:family="text">
      <style:text-properties style:font-name="sans-serif" fo:font-size="14pt" fo:font-weight="bold" officeooo:rsid="00077844" style:font-size-asian="14pt" style:font-weight-asian="bold" style:font-size-complex="14pt" style:font-weight-complex="bold"/>
    </style:style>
    <style:style style:name="T22" style:family="text">
      <style:text-properties style:font-name="sans-serif" officeooo:rsid="000af937"/>
    </style:style>
    <style:style style:name="T23" style:family="text">
      <style:text-properties style:font-name="sans-serif" officeooo:rsid="000b47bc"/>
    </style:style>
    <style:style style:name="T24" style:family="text">
      <style:text-properties style:font-name="sans-serif" officeooo:rsid="000f3f41"/>
    </style:style>
    <style:style style:name="T25" style:family="text">
      <style:text-properties style:font-name="sans-serif" officeooo:rsid="00111076"/>
    </style:style>
    <style:style style:name="T26" style:family="text">
      <style:text-properties style:font-name="sans-serif" officeooo:rsid="000db4c3"/>
    </style:style>
    <style:style style:name="T27" style:family="text">
      <style:text-properties style:font-name="sans-serif" officeooo:rsid="001170b1"/>
    </style:style>
    <style:style style:name="T28" style:family="text">
      <style:text-properties style:font-name="sans-serif" fo:font-size="14.25pt"/>
    </style:style>
    <style:style style:name="T29" style:family="text">
      <style:text-properties style:font-name="sans-serif" fo:font-size="14.25pt" officeooo:rsid="00151935"/>
    </style:style>
    <style:style style:name="T30" style:family="text">
      <style:text-properties fo:font-size="13.5pt"/>
    </style:style>
    <style:style style:name="T31" style:family="text">
      <style:text-properties fo:font-size="13.5pt" officeooo:rsid="00075755"/>
    </style:style>
    <style:style style:name="T32" style:family="text">
      <style:text-properties fo:font-size="13.5pt" officeooo:rsid="000f3f41"/>
    </style:style>
    <style:style style:name="T33" style:family="text">
      <style:text-properties style:font-name="monospace"/>
    </style:style>
    <style:style style:name="T34" style:family="text">
      <style:text-properties style:font-name="monospace" fo:font-size="9.75pt"/>
    </style:style>
    <style:style style:name="T35" style:family="text">
      <style:text-properties style:font-name="monospace" fo:font-size="13.5pt"/>
    </style:style>
    <style:style style:name="T36" style:family="text">
      <style:text-properties style:font-name="monospace" fo:font-size="13.5pt" fo:font-weight="bold" style:font-weight-asian="bold" style:font-weight-complex="bold"/>
    </style:style>
    <style:style style:name="T37" style:family="text">
      <style:text-properties style:font-name="monospace" fo:font-size="13.5pt" officeooo:rsid="001170b1" style:font-size-asian="12pt" style:font-size-complex="12pt"/>
    </style:style>
    <style:style style:name="T38" style:family="text">
      <style:text-properties style:font-name="monospace" fo:font-size="13.5pt" officeooo:rsid="001170b1"/>
    </style:style>
    <style:style style:name="T39" style:family="text">
      <style:text-properties style:font-name="monospace" fo:font-weight="bold" style:font-weight-asian="bold" style:font-weight-complex="bold"/>
    </style:style>
    <style:style style:name="T40" style:family="text">
      <style:text-properties style:font-name="monospace" fo:font-weight="bold" officeooo:rsid="000f3f41" style:font-weight-asian="bold" style:font-weight-complex="bold"/>
    </style:style>
    <style:style style:name="T41" style:family="text">
      <style:text-properties style:font-name="monospace" fo:font-size="12pt" style:font-size-asian="12pt" style:font-size-complex="12pt"/>
    </style:style>
    <style:style style:name="T42" style:family="text">
      <style:text-properties style:font-name="monospace" fo:font-size="12pt" officeooo:rsid="001170b1" style:font-size-asian="12pt" style:font-size-complex="12pt"/>
    </style:style>
    <style:style style:name="T43" style:family="text">
      <style:text-properties style:font-name="monospace" officeooo:rsid="000f3f41"/>
    </style:style>
    <style:style style:name="T44" style:family="text">
      <style:text-properties style:font-name="monospace" officeooo:rsid="001170b1"/>
    </style:style>
    <style:style style:name="T45" style:family="text">
      <style:text-properties officeooo:rsid="00075755"/>
    </style:style>
    <style:style style:name="T46" style:family="text">
      <style:text-properties style:font-name="DejaVu Serif" fo:font-size="14pt" fo:font-weight="bold" officeooo:rsid="00077844" style:font-name-asian="DejaVu Serif" style:font-size-asian="14pt" style:font-weight-asian="bold" style:font-name-complex="DejaVu Serif" style:font-size-complex="14pt" style:font-weight-complex="bold"/>
    </style:style>
    <style:style style:name="T47" style:family="text">
      <style:text-properties officeooo:rsid="0007f47d"/>
    </style:style>
    <style:style style:name="T48" style:family="text">
      <style:text-properties fo:font-weight="bold" style:font-weight-asian="bold" style:font-weight-complex="bold"/>
    </style:style>
    <style:style style:name="T49" style:family="text">
      <style:text-properties fo:font-weight="bold" officeooo:rsid="000d0566" style:font-name-asian="FreeMono" style:font-weight-asian="bold" style:font-name-complex="FreeMono" style:font-weight-complex="bold"/>
    </style:style>
    <style:style style:name="T50" style:family="text">
      <style:text-properties officeooo:rsid="000af937"/>
    </style:style>
    <style:style style:name="T51" style:family="text">
      <style:text-properties officeooo:rsid="000b47bc"/>
    </style:style>
    <style:style style:name="T52" style:family="text">
      <style:text-properties fo:font-size="12pt" style:font-size-asian="12pt" style:font-size-complex="12pt"/>
    </style:style>
    <style:style style:name="T53" style:family="text">
      <style:text-properties fo:font-size="12pt" officeooo:rsid="000f3f41" style:font-size-asian="12pt" style:font-size-complex="12pt"/>
    </style:style>
    <style:style style:name="T54" style:family="text">
      <style:text-properties style:font-name="FreeMono" fo:font-size="16pt" fo:font-weight="bold" officeooo:rsid="000d0566" style:font-name-asian="FreeMono" style:font-size-asian="16pt" style:font-weight-asian="bold" style:font-name-complex="FreeMono" style:font-size-complex="16pt" style:font-weight-complex="bold"/>
    </style:style>
    <style:style style:name="T55" style:family="text">
      <style:text-properties fo:font-size="16pt" fo:font-weight="bold" officeooo:rsid="000d0566" style:font-name-asian="FreeMono" style:font-size-asian="16pt" style:font-weight-asian="bold" style:font-name-complex="FreeMono" style:font-size-complex="16pt" style:font-weight-complex="bold"/>
    </style:style>
    <style:style style:name="T56" style:family="text">
      <style:text-properties officeooo:rsid="000f3f41"/>
    </style:style>
    <style:style style:name="T57" style:family="text">
      <style:text-properties fo:background-color="#ffff00" loext:char-shading-value="0"/>
    </style:style>
    <style:style style:name="T58" style:family="text">
      <style:text-properties fo:background-color="#ffff00" loext:char-shading-value="0"/>
    </style:style>
    <style:style style:name="T59" style:family="text">
      <style:text-properties style:font-name="Noto Mono" fo:font-size="12pt" style:font-size-asian="12pt" style:font-size-complex="12pt"/>
    </style:style>
    <style:style style:name="T60" style:family="text">
      <style:text-properties style:font-name="Noto Mono" fo:font-size="12pt" officeooo:rsid="000f3f41" style:font-size-asian="12pt" style:font-size-complex="12pt"/>
    </style:style>
    <style:style style:name="T61" style:family="text">
      <style:text-properties style:font-name="Noto Mono" fo:font-size="12pt" officeooo:rsid="001170b1" style:font-size-asian="12pt" style:font-size-complex="12pt"/>
    </style:style>
    <style:style style:name="T62" style:family="text">
      <style:text-properties style:font-name="Noto Mono" fo:font-size="12pt" fo:background-color="transparent" loext:char-shading-value="0" style:font-size-asian="12pt" style:font-size-complex="12pt"/>
    </style:style>
    <style:style style:name="T63" style:family="text">
      <style:text-properties style:font-name="Noto Mono" officeooo:rsid="001170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22">Interragissez avec l</text:span><text:span text:style-name="T1">e Bash </text:span></text:h>
      <text:p text:style-name="P13"/>
      <text:p text:style-name="P1"><text:span text:style-name="T9">I</text:span><text:span text:style-name="T1">l ne faut pas oublier que le shell est un </text:span><text:span text:style-name="T19">interpréteur d’un langage de </text:span><text:span text:style-name="T20">c</text:span><text:span text:style-name="T19">ommande</text:span><text:span text:style-name="T1">. Les lignes de commande sont analysées puis exécutées au fur et à mesure de leur lecture. En mode interactif,l’utilisateur saisit et édite la ligne de commande à partir du clavier. En mode script, la ligne de commande est lue à partir d’un fichier. Nous reviendrons sur ce mode dans la dernière séquence. Dans cette séquence, nous allons voir les différents traitements qui sont opérés par le mode interactif.</text:span></text:p>
      <text:p text:style-name="P15">Le fonctionnement du shell suit ces étapes :</text:p>
      <text:list xml:id="list1660109843" text:style-name="L1">
        <text:list-item>
          <text:p text:style-name="P16">1. La saisie de ligne de commande devient possible lorsque l’invite de commande apparaît. C’est ce que vous avez vu dans <text:s/>la séquence <text:span text:style-name="T50">1</text:span>.</text:p>
        </text:list-item>
        <text:list-item>
          <text:p text:style-name="P16">2. La saisie est aidée par les fonctions d’édition. En effet lorsque vous utilisez un clavier, vous serez amené à faire des fautes de frappe ou à utiliser plusieurs fois la même commande, <text:s/>le Bash vous facilite l’interaction.</text:p>
        </text:list-item>
        <text:list-item>
          <text:p text:style-name="P16">3. Dès que la touche de retour à la ligne est enfoncée, le shell analyse la ligne de commande. Cela consiste à identifier la commande et ses arguments. Les arguments peuvent être des constructions syntaxiques comme, par exemple, celle de<text:span text:style-name="T48"> la substitution des caractères spéciaux</text:span> utilisée pour indiquer un groupe de fichiers dans un répertoire. Nous verrons <text:s/>cette facilité d’expression.</text:p>
        </text:list-item>
        <text:list-item>
          <text:p text:style-name="P16">4. Puis, l’interprétation de ces constructions est effectuée afin de les substituer par leur résultat. Nous verrons <text:s/>comment utiliser des variables dans la ligne de commande ou le résultat d’une commande.</text:p>
        </text:list-item>
        <text:list-item>
          <text:p text:style-name="P16">5. Ensuite, l’entrée et la sortie de la commande sont définies. <text:s/>nous détaillerons comment alimenter en données et récupérer le résultat d’une commande.</text:p>
        </text:list-item>
        <text:list-item>
          <text:p text:style-name="P24"><text:span text:style-name="T10">6. Finalement, la commande avec ses arguments substitués, est exécutée par l’appel du programme correspondant. <text:s/></text:span><text:span text:style-name="T11">V</text:span><text:span text:style-name="T10">ous serez capable de contrôler l’exécution d’une commande avec la notion de processus.</text:span></text:p>
        </text:list-item>
      </text:list>
      <text:h text:style-name="Heading_20_2" text:outline-level="2">Édition de la ligne de commande</text:h>
      <text:p text:style-name="P14"/>
      <text:p text:style-name="P1"><text:span text:style-name="T1">Les raccourcis clavier sont introduits par les touches spéciales </text:span><text:span text:style-name="T16">CTRL</text:span><text:span text:style-name="T1"> ou </text:span><text:span text:style-name="T16">Alt</text:span><text:span text:style-name="T1">, et sur certaines distributions Linux ou sur MacOS c’est la touche d’échappement </text:span><text:span text:style-name="T16">Esc</text:span><text:span text:style-name="T1"> qui est utilisée à la place de </text:span><text:span text:style-name="T16">Alt.</text:span></text:p>
      <text:p text:style-name="P20"><text:soft-page-break/></text:p>
      <text:h text:style-name="Heading_20_3" text:outline-level="3"><text:span text:style-name="T45">D</text:span>éplacements</text:h>
      <text:p text:style-name="Text_20_body"/>
      <text:p text:style-name="P4"><text:span text:style-name="T15">CTRL</text:span><text:span text:style-name="T34">+</text:span><text:span text:style-name="T15">a <text:tab/></text:span><text:span text:style-name="T2">place le curseur au début de la ligne</text:span></text:p>
      <text:p text:style-name="P4"><text:span text:style-name="T15">CTRL</text:span><text:span text:style-name="T34">+</text:span><text:span text:style-name="T15">e <text:tab/></text:span><text:span text:style-name="T2">place le curseur à la fin de la ligne (End)</text:span></text:p>
      <text:p text:style-name="P4"><text:span text:style-name="T15">CTRL</text:span><text:span text:style-name="T34">+</text:span><text:span text:style-name="T15">b<text:tab/></text:span><text:span text:style-name="T2">recule d’un caractère (Backward)</text:span></text:p>
      <text:p text:style-name="P4"><text:span text:style-name="T15">CTRL</text:span><text:span text:style-name="T34">+</text:span><text:span text:style-name="T15">f<text:tab/></text:span><text:span text:style-name="T2">avance d’un caractère (Forward)</text:span></text:p>
      <text:p text:style-name="P4"><text:span text:style-name="T15">Alt</text:span><text:span text:style-name="T34">+</text:span><text:span text:style-name="T15">b<text:tab/><text:tab/></text:span><text:span text:style-name="T2">recule d’un mot</text:span></text:p>
      <text:p text:style-name="P22"><text:tab/><text:tab/>i.e. place le curseur sur la première lettre du mot sur lequel <text:tab/><text:tab/>se trouve le curseur</text:p>
      <text:p text:style-name="P4"><text:span text:style-name="T15">Alt</text:span><text:span text:style-name="T34">+</text:span><text:span text:style-name="T15">f<text:tab/><text:tab/></text:span><text:span text:style-name="T2">avance d’un mot</text:span></text:p>
      <text:p text:style-name="P22"><text:tab/><text:tab/>i.e. place le curseur après la dernière lettre du mot sur <text:tab/><text:tab/><text:tab/>lequel se trouve le curseur</text:p>
      <text:p text:style-name="P22"/>
      <text:h text:style-name="Heading_20_3" text:outline-level="3"><text:span text:style-name="T31">H</text:span><text:span text:style-name="T30">istorique des commandes</text:span></text:h>
      <text:p text:style-name="P21"/>
      <text:p text:style-name="P2"><text:span text:style-name="T1">Lors d’une session sur un terminal vous serez amenés à utiliser souvent les mêmes commandes ou des commandes quasi </text:span><text:span text:style-name="T17">i</text:span><text:span text:style-name="T1">dentiques. Bash conserve par défaut l’historique des </text:span><text:span text:style-name="T17">10</text:span><text:span text:style-name="T33">00 </text:span><text:span text:style-name="T1">dernières commandes exécutées et fournit plusieurs moyens de le consulter. La commande </text:span><text:span text:style-name="T39">history</text:span><text:span text:style-name="T33"> </text:span><text:span text:style-name="T1">liste les commandes que vous avez saisies de la plus ancienne jusqu’à la plus récente. Chaque commande est précédée de son rang dans l’historique. Suivi d’un nombre </text:span></text:p>
      <text:p text:style-name="P5">history n </text:p>
      <text:p text:style-name="P17">n’affiche que les n dernières commandes de l’historique.</text:p>
      <text:h text:style-name="Heading_20_3" text:outline-level="3"><text:span text:style-name="T31">S</text:span><text:span text:style-name="T30">e déplacer dans l’historique et rappeler une commande</text:span></text:h>
      <text:p text:style-name="P21"/>
      <text:p text:style-name="P2"><text:span text:style-name="T1">Les touches fléchées </text:span><text:span text:style-name="T46">↑</text:span><text:span text:style-name="T1">et </text:span><text:span text:style-name="T46">↓</text:span><text:span text:style-name="T1">permettent de naviguer dans l’historique. Au fur et à mesure du déplacement, la commande correspondant à l’endroit où on se situe dans l’historique s’affiche, il n’y a qu’à frapper </text:span><text:span text:style-name="T21">enter</text:span><text:span text:style-name="T18"> </text:span><text:span text:style-name="T1">pour l’exécuter.</text:span></text:p>
      <text:p text:style-name="P17"/>
      <text:p text:style-name="P17"/>
      <text:p text:style-name="P17"><text:soft-page-break/></text:p>
      <text:h text:style-name="Heading_20_3" text:outline-level="3"><text:span text:style-name="T47">R</text:span>appeler une commande en utilisant une chaîne de caractères</text:h>
      <text:p text:style-name="P12"/>
      <text:p text:style-name="P14">Un point d’exclamation suivi d’une chaîne de caractères permet de rappeler la commande la plus récente qui commence par cette chaîne. Par exemple, pour rappeler la dernière commande utilisée pour se placer dans un répertoire, on rentrera :</text:p>
      <text:p text:style-name="P41">!cd</text:p>
      <text:p text:style-name="P3"><text:span text:style-name="T1">Si vous ne voulez pas r</text:span><text:span text:style-name="T22">e</text:span><text:span text:style-name="T1">xécuter une commande mais simplement la retrouver dans l’historique pourvoir si c’est bien celle que vous voulez il suffit d’ajouter</text:span><text:span text:style-name="T33">:p </text:span><text:span text:style-name="T1">(Print) en fin de ligne. Ainsi pour afficher la dernière commande utilisée pour se déplacer dans un répertoire, sans l’exécuter, on fera :</text:span></text:p>
      <text:p text:style-name="P18"/>
      <text:p text:style-name="P42">!cd:p</text:p>
      <text:p text:style-name="P25"/>
      <text:p text:style-name="P25"><text:span text:style-name="T1">En encadrant une chaîne de caractères entre deux points </text:span><text:span text:style-name="T23">d</text:span><text:span text:style-name="T1">’interrogation on peut rechercher la commande la plus récente qui contient cette chaîne. Par exemple, on rappellera la dernière commande qui contient la chaîne </text:span><text:span text:style-name="T48">to</text:span> <text:span text:style-name="T1">en tapant :</text:span></text:p>
      <text:p text:style-name="P25">!?to?</text:p>
      <text:p text:style-name="P25"><text:span text:style-name="T1">Ça pourrait être </text:span>history <text:span text:style-name="T1">ou bien </text:span>ls toto<text:span text:style-name="T1">, alors si on veut vérifier avant de l’exécuter, on l’affiche :</text:span></text:p>
      <text:p text:style-name="P25">!?to?:p</text:p>
      <text:h text:style-name="P11" text:outline-level="2">Auto-complétion</text:h>
      <text:p text:style-name="P23"/>
      <text:p text:style-name="P19">En plus de l’édition de la ligne de commande et de <text:span text:style-name="T51">l</text:span>’historique, Bash offre une troisième forme d’aide à la saisie qui est la plus utilisée : l’auto-complétion. Celle-ci s’effectue au moyen de la touche de tabulation <text:span text:style-name="T54">→</text:span>. Après avoir tapé les premiers caractères, la touche tabulation demande à compléter automatiquement le nom de commande. S’il n’y a qu’une seule complétion possible, le Bash complète le nom de la commande en entier. </text:p>
      <text:p text:style-name="P19">Par exemple <text:span text:style-name="T33">hist</text:span><text:span text:style-name="T54">→</text:span><text:span text:style-name="T33"> </text:span>est remplacé par <text:span text:style-name="T33">history </text:span>sur la ligne de commande. Lorsqu’il y a une ambiguïté, Bash ne complète pas la ligne de commande après avoir tapé, il suffit alors de taper une deuxième fois la touche <text:span text:style-name="T54">→</text:span> pour avoir une liste des complétions possibles.</text:p>
      <text:p text:style-name="P19">Par exemple <text:span text:style-name="T33">ch</text:span><text:span text:style-name="T54">→</text:span><text:span text:style-name="T33"> </text:span>n’affiche rien car il existe plusieurs commandes commençant par les caractères <text:span text:style-name="T33">ch</text:span>. Un deuxième appui sur <text:span text:style-name="T54">→ </text:span>affiche la liste de toutes les possibilités suivi de l’invite <text:span text:style-name="T33">$ </text:span>et du début de la ligne de commande que vous avez tapée.</text:p>
      <text:p text:style-name="P43">psimier@b107PSR:~$ ch</text:p>
      <text:p text:style-name="P43">chacl <text:s text:c="10"/>chcon <text:s text:c="10"/>chgpasswd <text:s text:c="6"/>chroot</text:p>
      <text:p text:style-name="P43">chage <text:s text:c="10"/>chcpu <text:s text:c="10"/>chgrp <text:s text:c="10"/>chrt</text:p>
      <text:p text:style-name="P43">chardet3 <text:s text:c="7"/>check_forensic <text:s/>chktrust <text:s text:c="7"/>chsh</text:p>
      <text:p text:style-name="P43">chardetect3 <text:s text:c="4"/>checkgid <text:s text:c="7"/>chmem <text:s text:c="10"/>chvt</text:p>
      <text:p text:style-name="P43">charmap <text:s text:c="8"/>check_signals <text:s text:c="2"/>chmod <text:s text:c="10"/></text:p>
      <text:p text:style-name="P43">chat <text:s text:c="11"/>cheese <text:s text:c="9"/>chown <text:s text:c="10"/></text:p>
      <text:p text:style-name="P43">chattr <text:s text:c="9"/>chfn <text:s text:c="11"/>chpasswd <text:s text:c="7"/></text:p>
      <text:p text:style-name="P43">psimier@b107PSR:~$ ch</text:p>
      <text:p text:style-name="P28"/>
      <text:p text:style-name="P28"><text:span text:style-name="T1">Si après un deuxième appui sur </text:span><text:span text:style-name="T55">→</text:span><text:span text:style-name="T49"> </text:span><text:span text:style-name="T1">rien n’apparaît c’est qu’aucune complétion n’est possible. C’est un indication assez forte qu’il y a une erreur de saisie.</text:span></text:p>
      <text:h text:style-name="P8" text:outline-level="2">Encore deux raccourcis</text:h>
      <text:p text:style-name="P27"><text:span text:style-name="T1"/></text:p>
      <text:p text:style-name="P27"><text:span text:style-name="T1">Ctrl <text:s/>+ l Permet d’effacer le contenu du terminal.</text:span></text:p>
      <text:p text:style-name="P26"><text:span text:style-name="T26">Ctrl + C </text:span><text:span text:style-name="T1">En cours de frappe, permet d’arrêter la saisie de la ligne de commande et de revenir à l’invite avec une ligne vierge</text:span></text:p>
      <text:h text:style-name="P10" text:outline-level="2">Variables et options de l’environnement de travail</text:h>
      <text:p text:style-name="P25"/>
      <text:h text:style-name="P30" text:outline-level="2"><text:span text:style-name="T1">Pour rappel, en programmation, on peut créer des variables qui sont l’association de noms et de valeurs. Ces associations correspondent à des emplacements dans la mémoire de l’ordinateur. Associer nom et valeur donne la possibilité de traiter des données de manière symbolique. Dans les systèmes de type Unix, l’utilisateur peut créer et utiliser des variables pour profiter de cette association symbolique.Cependant, il faut distinguer les variables créées par l’utilisateur et celles créées et gérées par le shell lui-même. Les variables créées et gérées par le shell sont les variables d’environnement. Ces variables ont des noms prédéfinis et sont utilisées pour et par le shell. Elles sont renseignées par le shell lorsque l’utilisateur se connecte au système. Ces variables peuvent éventuellement être utilisées par d’autres programmes ou par l’utilisateur.</text:span></text:h>
      <text:h text:style-name="Heading_20_3" text:outline-level="3"><text:span text:style-name="T32">V</text:span><text:span text:style-name="T30">ariables d’environnement</text:span></text:h>
      <text:p text:style-name="P33"><text:span text:style-name="T10">Les variables d’environnement sont relatives à chaque utilisateur et à chaque session. C’est-à-dire,elles ne peuvent être utilisées et exploitées que dans la session courante. Bien que ces variables soient automatiquement renseignées par le shell (ou initialisées si on utilise un langage de programmation),leur valeur est modifiable par l’utilisateur. Ces modifications influent sur le comportement du shell lors</text:span><text:span text:style-name="T3"> </text:span><text:span text:style-name="T10">de la session courante. Il existent de nombreuses variables, nous n’allons pas ici en faire le catalogue.Cependant nous citons ci-dessous, quelques noms de variable à retenir.</text:span></text:p>
      <text:p text:style-name="P33"><text:span text:style-name="T41">HOME : Répertoire personnel de l’utilisateur</text:span></text:p>
      <text:p text:style-name="P33"><text:span text:style-name="T41">PATH : Les répertoires contenant les commandes utilisables</text:span></text:p>
      <text:p text:style-name="P33"><text:span text:style-name="T41">LOGNAME : Nom de l’utilisateur à la connexion</text:span></text:p>
      <text:p text:style-name="P33"><text:span text:style-name="T41">SHELL : Shell utilisé à la connexio</text:span><text:span text:style-name="T4">n</text:span></text:p>
      <text:p text:style-name="P31"><text:span text:style-name="T24">La variable </text:span><text:span text:style-name="T40">PATH</text:span><text:span text:style-name="T43"> </text:span><text:span text:style-name="T24">est une variable importante, elle donne l’accès aux commandes du système. Cette variable sert à retrouver les commandes dans l’arborescence sans qu’il ne soit nécessaire de fournir le chemin d’accès absolu. La variable </text:span><text:span text:style-name="T43">PATH </text:span><text:span text:style-name="T24">représente une règle de recherche pour le shell. C’est la liste des répertoires dans lesquels le shell doit rechercher une commande (en suivant l’ordre des répertoires listés dans la variable).</text:span></text:p>
      <text:p text:style-name="P31"><text:span text:style-name="T24">Consulter le contenu d’une variable d’environnement s’effectue par une commande d’affichage </text:span><text:span text:style-name="T40">echo</text:span><text:span text:style-name="T43"> </text:span><text:span text:style-name="T24">et une substitution de variable comme le montre l’exemple avec la variable </text:span><text:span text:style-name="T43">PATH</text:span><text:span text:style-name="T24">.</text:span></text:p>
      <text:p text:style-name="P44"><text:span text:style-name="T4">psimier@b107PSR:~$ </text:span><text:span text:style-name="T6">echo $PATH</text:span></text:p>
      <text:p text:style-name="P44"><text:soft-page-break/><text:span text:style-name="T4">/usr/local/sbin:/usr/local/bin:/usr/sbin:/usr/bin:/sbin:/bin:/usr/games:/usr/local/games:/snap/bin:/home/USERS/PROFS/psimier/.dotnet/tools</text:span></text:p>
      <text:p text:style-name="P31"><text:span text:style-name="T24">La variable </text:span><text:span text:style-name="T43">HOME </text:span><text:span text:style-name="T24">contient le chemin d’accès du répertoire personnel de l’utilisateur. La commande </text:span><text:span text:style-name="T43">cd </text:span><text:span text:style-name="T24">sans argument utilise la variable d’environnement </text:span><text:span text:style-name="T43">HOME</text:span><text:span text:style-name="T24">. Avec cette commande, le répertoire courant va devenir le répertoire personnel de l’utilisateur. L’exemple suivant montre l’action de cette commande dans le cas </text:span><text:span text:style-name="T25">psimier</text:span><text:span text:style-name="T24">.</text:span></text:p>
      <text:p text:style-name="P45"><text:span text:style-name="T56">psimier@b107PSR:~/2020$ pwd</text:span></text:p>
      <text:p text:style-name="P45"><text:span text:style-name="T56">/home/USERS/PROFS/psimier/2020</text:span></text:p>
      <text:p text:style-name="P45"><text:span text:style-name="T56">psimier@b107PSR:~/2020$ echo $HOME</text:span></text:p>
      <text:p text:style-name="P45"><text:span text:style-name="T56">/home/USERS/PROFS/psimier</text:span></text:p>
      <text:p text:style-name="P45"><text:span text:style-name="T56">psimier@b107PSR:~/2020$ cd</text:span></text:p>
      <text:p text:style-name="P45"><text:span text:style-name="T56">psimier@b107PSR:~$ pwd</text:span></text:p>
      <text:p text:style-name="P45"><text:span text:style-name="T56">/home/USERS/PROFS/psimier</text:span></text:p>
      <text:p text:style-name="P44"><text:span text:style-name="T60">psimier@b107PSR</text:span><text:span text:style-name="T60">:~$</text:span></text:p>
      <text:p text:style-name="P33"><text:span text:style-name="T60"/></text:p>
      <text:p text:style-name="P33"><text:span text:style-name="T4">Il est possible de modifier le contenu d’une variable d’environnement pour changer le comportement d’une commande qui utiliserait cette variable.</text:span></text:p>
      <text:p text:style-name="P38"><text:span text:style-name="T60">E</text:span><text:span text:style-name="T59">xemple</text:span></text:p>
      <text:p text:style-name="P36">psimier@b107PSR:~$ <text:span text:style-name="T58">HOME=/home/USERS/PROFS/</text:span></text:p>
      <text:p text:style-name="P36">psimier@b107PSR:/home/USERS/PROFS/psimier$ cd</text:p>
      <text:p text:style-name="P36">psimier@b107PSR:/home/USERS/PROFS$ </text:p>
      <text:p text:style-name="P33"><text:span text:style-name="T60"/></text:p>
      <text:h text:style-name="P9" text:outline-level="2">V<text:span text:style-name="T56">otre environnement de travai</text:span>l</text:h>
      <text:p text:style-name="P39"><text:span text:style-name="T61"/></text:p>
      <text:p text:style-name="P32"><text:span text:style-name="T27">Deux commandes sont disponibles pour manipuler et voir cet <text:s/>environnement : </text:span><text:span text:style-name="T44">set </text:span><text:span text:style-name="T27">et </text:span><text:span text:style-name="T44">env</text:span><text:span text:style-name="T27">.</text:span></text:p>
      <text:p text:style-name="P39"><text:span text:style-name="T13">Employée sans argument, la commande </text:span><text:span text:style-name="T42">env</text:span><text:span text:style-name="T13">, présente les mêmes même résultats que la commande </text:span><text:span text:style-name="T42">printenv</text:span><text:span text:style-name="T13">. La différence entre ces commandes est historique entre Unix et Linux. La commande </text:span><text:span text:style-name="T42">env</text:span><text:span text:style-name="T13"> </text:span><text:span text:style-name="T14">l</text:span><text:span text:style-name="T13">iste les variables de l’environnement courant. Utilisée avec des arguments, elle sert à modifier les </text:span><text:soft-page-break/><text:span text:style-name="T13">valeurs des variables de cet environnement. De nombreuses variables ont été enlevées de l’exemple suivant.</text:span></text:p>
      <text:p text:style-name="P32"><text:span text:style-name="T27"/></text:p>
      <text:p text:style-name="P32"><text:span text:style-name="T27"/></text:p>
      <text:p text:style-name="P49"><text:span text:style-name="T61">psimier@b107PSR:~$ env</text:span></text:p>
      <text:p text:style-name="P49"><text:span text:style-name="T61">LANG=fr_FR.UTF-8</text:span></text:p>
      <text:p text:style-name="P49"><text:span text:style-name="T61">USER=psimier</text:span></text:p>
      <text:p text:style-name="P49"><text:span text:style-name="T61">PWD=/home/USERS/PROFS/psimier</text:span></text:p>
      <text:p text:style-name="P49"><text:span text:style-name="T61">HOME=/home/USERS/PROFS/psimier</text:span></text:p>
      <text:p text:style-name="P49"><text:span text:style-name="T61">SHELL=/bin/bash</text:span></text:p>
      <text:p text:style-name="P49"><text:span text:style-name="T61">LANGUAGE=fr_FR</text:span></text:p>
      <text:p text:style-name="P49"><text:span text:style-name="T61">LOGNAME=psimier</text:span></text:p>
      <text:p text:style-name="P35"/>
      <text:h text:style-name="Heading_20_3" text:outline-level="3"><text:span text:style-name="T29">L</text:span><text:span text:style-name="T28">es commandes set, unset et declare</text:span></text:h>
      <text:p text:style-name="Text_20_body"><text:span text:style-name="T28"/></text:p>
      <text:p text:style-name="Text_20_body"><text:span text:style-name="T2">La commande </text:span><text:span text:style-name="T35">set </text:span><text:span text:style-name="T2">utilisée sans argument fournit les variables de l’environnement mais aussi les variables créées par l’utilisateur dans la session courante. </text:span></text:p>
      <text:p text:style-name="Text_20_body"><text:span text:style-name="T2"/></text:p>
      <text:p text:style-name="P46">psimier@b107PSR:~$ <text:span text:style-name="T58">var=1</text:span></text:p>
      <text:p text:style-name="P46">psimier@b107PSR:~$ echo $var</text:p>
      <text:p text:style-name="P46">1</text:p>
      <text:p text:style-name="P46">psimier@b107PSR:~$ set</text:p>
      <text:p text:style-name="P46">XDG_SESSION_TYPE=x11</text:p>
      <text:p text:style-name="P46">XDG_VTNR=7</text:p>
      <text:p text:style-name="P46">_=1</text:p>
      <text:p text:style-name="P47"><text:span text:style-name="T2">var=1</text:span></text:p>
      <text:p text:style-name="Text_20_body"><text:span text:style-name="T2"/></text:p>
      <text:p text:style-name="P1"><text:span text:style-name="T1">Dans l’exemple précédent, la commande </text:span><text:span text:style-name="T33">var=1 </text:span><text:span text:style-name="T1">crée une variable de nom </text:span><text:span text:style-name="T39">var</text:span><text:span text:style-name="T33"> </text:span><text:span text:style-name="T1">dont la valeur est </text:span><text:span text:style-name="T33">1</text:span><text:span text:style-name="T1">. Lors de la deuxième exécution de la commande </text:span><text:span text:style-name="T39">set</text:span><text:span text:style-name="T1">, cette variable et sa valeur sont listées et font donc partie de l’environnement.</text:span></text:p>
      <text:p text:style-name="Text_20_body"><text:soft-page-break/><text:span text:style-name="T10">La commande </text:span><text:span text:style-name="T41">unset</text:span><text:span text:style-name="T10">permet de supprimer une variable dont l’utilisateur n’aurait plus besoin. La syntaxe de la commande </text:span><text:span text:style-name="T41">unset</text:span><text:span text:style-name="T35"> </text:span><text:span text:style-name="T2">e</text:span><text:span text:style-name="T8">s</text:span><text:span text:style-name="T2">t la suivante</text:span></text:p>
      <text:p text:style-name="P48">psimier@b107PSR:~$ unset var</text:p>
      <text:p text:style-name="P48">psimier@b107PSR:~$ echo $var</text:p>
      <text:p text:style-name="P48"/>
      <text:p text:style-name="P40"><text:span text:style-name="T62">psimier@b107PSR</text:span><text:span text:style-name="T62">:~$</text:span></text:p>
      <text:p text:style-name="P37"/>
      <text:p text:style-name="P37"><text:span text:style-name="T1">La commande </text:span><text:span text:style-name="T33">declare </text:span><text:span text:style-name="T1">sans argument affiche comme la commande </text:span><text:span text:style-name="T33">set </text:span><text:span text:style-name="T1">toutes les variables de la session courante. La seule différence est que la commande </text:span><text:span text:style-name="T33">declare </text:span><text:span text:style-name="T1">différencie les variables exportées(voir sous-section suivante) et les variables locales.</text:span></text:p>
      <text:p text:style-name="P37"><text:span text:style-name="T1"/></text:p>
      <text:p text:style-name="Text_20_body"><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DejaVu Serif" svg:font-family="'DejaVu Serif'" style:font-family-generic="roman"/>
    <style:font-face style:name="Noto Mono" svg:font-family="'Noto Mon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f937" officeooo:paragraph-rsid="000af9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Le bash <text:tab/>séquence 2<text:tab/>page <text:page-number text:select-page="current">6</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08T11:36:07.838441279</meta:creation-date>
    <dc:date>2020-09-14T15:34:58.293922971</dc:date>
    <meta:editing-duration>PT1H27M32S</meta:editing-duration>
    <meta:editing-cycles>5</meta:editing-cycles>
    <meta:generator>LibreOffice/6.3.5.2$Linux_X86_64 LibreOffice_project/30$Build-2</meta:generator>
    <meta:document-statistic meta:table-count="0" meta:image-count="0" meta:object-count="0" meta:page-count="8" meta:paragraph-count="106" meta:word-count="1623" meta:character-count="10956" meta:non-whitespace-character-count="9256"/>
  </office:meta>
</office:document-meta>
</file>